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ElementDeclarationImpl.getDeclaringAnnot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ElementDeclarationImpl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ElementDeclarationImpl.AnnotationTypeElementDeclarationImpl( com . sun . mirror . declaration . AnnotationTypeElement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ElementDeclara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